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1.35mm" svg:height="85.13mm" svg:x="46.16mm" svg:y="1mm">
            <draw:object draw:notify-on-update-of-ranges="Sheet1.A1:Sheet1.A1 Sheet1.A2:Sheet1.A14 Sheet1.B1:Sheet1.B1 Sheet1.B2:Sheet1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Values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Feb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Apr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Aug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126" calcext:value-type="float">
            <text:p>126</text:p>
          </table:table-cell>
        </table:table-row>
      </table:table>
      <table:table table:name="Sheet2" table:style-name="ta1">
        <table:shapes>
          <draw:frame draw:z-index="0" draw:style-name="gr1" draw:text-style-name="P1" svg:width="159.99mm" svg:height="89.99mm" svg:x="102.19mm" svg:y="0.83mm">
            <draw:object draw:notify-on-update-of-ranges="Sheet2.C2:Sheet2.C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46.6mm" svg:height="82.46mm" svg:x="52.65mm" svg:y="1mm">
            <draw:object draw:notify-on-update-of-ranges="Sheet2.A1:Sheet2.A1 Sheet2.A2:Sheet2.A101 Sheet2.D1:Sheet2.D1 Sheet2.D2:Sheet2.D1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y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IN([.A2]/100*(6*3.14))" office:value-type="float" office:value="0.18728744713136" calcext:value-type="float">
            <text:p>0.18728744713136</text:p>
          </table:table-cell>
          <table:table-cell office:value-type="float" office:value="12.0069288425224" calcext:value-type="float">
            <text:p>12.0069288425224</text:p>
          </table:table-cell>
          <table:table-cell table:formula="of:=[.A2]/10+[.B2]+RAND()" office:value-type="float" office:value="0.922382647715704" calcext:value-type="float">
            <text:p>0.9223826477157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IN([.A3]/100*(6*3.14))" office:value-type="float" office:value="0.3679468485397" calcext:value-type="float">
            <text:p>0.3679468485397</text:p>
          </table:table-cell>
          <table:table-cell office:value-type="float" office:value="12.029542047399" calcext:value-type="float">
            <text:p>12.029542047399</text:p>
          </table:table-cell>
          <table:table-cell table:formula="of:=[.A3]/10+[.B3]+RAND()" office:value-type="float" office:value="1.47904880227055" calcext:value-type="float">
            <text:p>1.479048802270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IN([.A4]/100*(6*3.14))" office:value-type="float" office:value="0.535584723021826" calcext:value-type="float">
            <text:p>0.535584723021826</text:p>
          </table:table-cell>
          <table:table-cell office:value-type="float" office:value="12.2674650226661" calcext:value-type="float">
            <text:p>12.2674650226661</text:p>
          </table:table-cell>
          <table:table-cell table:formula="of:=[.A4]/10+[.B4]+RAND()" office:value-type="float" office:value="0.976768579417031" calcext:value-type="float">
            <text:p>0.9767685794170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IN([.A5]/100*(6*3.14))" office:value-type="float" office:value="0.684268417247276" calcext:value-type="float">
            <text:p>0.684268417247276</text:p>
          </table:table-cell>
          <table:table-cell office:value-type="float" office:value="13.2972853066173" calcext:value-type="float">
            <text:p>13.2972853066173</text:p>
          </table:table-cell>
          <table:table-cell table:formula="of:=[.A5]/10+[.B5]+RAND()" office:value-type="float" office:value="1.97953207787514" calcext:value-type="float">
            <text:p>1.979532077875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IN([.A6]/100*(6*3.14))" office:value-type="float" office:value="0.80873606055313" calcext:value-type="float">
            <text:p>0.80873606055313</text:p>
          </table:table-cell>
          <table:table-cell office:value-type="float" office:value="12.1863341600606" calcext:value-type="float">
            <text:p>12.1863341600606</text:p>
          </table:table-cell>
          <table:table-cell table:formula="of:=[.A6]/10+[.B6]+RAND()" office:value-type="float" office:value="1.56102814370318" calcext:value-type="float">
            <text:p>1.561028143703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IN([.A7]/100*(6*3.14))" office:value-type="float" office:value="0.904582780944473" calcext:value-type="float">
            <text:p>0.904582780944473</text:p>
          </table:table-cell>
          <table:table-cell office:value-type="float" office:value="12.7620731536687" calcext:value-type="float">
            <text:p>12.7620731536687</text:p>
          </table:table-cell>
          <table:table-cell table:formula="of:=[.A7]/10+[.B7]+RAND()" office:value-type="float" office:value="1.82127352276393" calcext:value-type="float">
            <text:p>1.821273522763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IN([.A8]/100*(6*3.14))" office:value-type="float" office:value="0.968416592172969" calcext:value-type="float">
            <text:p>0.968416592172969</text:p>
          </table:table-cell>
          <table:table-cell office:value-type="float" office:value="11.9371836039743" calcext:value-type="float">
            <text:p>11.9371836039743</text:p>
          </table:table-cell>
          <table:table-cell table:formula="of:=[.A8]/10+[.B8]+RAND()" office:value-type="float" office:value="1.80557283665564" calcext:value-type="float">
            <text:p>1.805572836655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IN([.A9]/100*(6*3.14))" office:value-type="float" office:value="0.997978435097294" calcext:value-type="float">
            <text:p>0.997978435097294</text:p>
          </table:table-cell>
          <table:table-cell office:value-type="float" office:value="12.4772174417657" calcext:value-type="float">
            <text:p>12.4772174417657</text:p>
          </table:table-cell>
          <table:table-cell table:formula="of:=[.A9]/10+[.B9]+RAND()" office:value-type="float" office:value="2.23565769457431" calcext:value-type="float">
            <text:p>2.235657694574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IN([.A10]/100*(6*3.14))" office:value-type="float" office:value="0.992222125098244" calcext:value-type="float">
            <text:p>0.992222125098244</text:p>
          </table:table-cell>
          <table:table-cell office:value-type="float" office:value="13.0951125326937" calcext:value-type="float">
            <text:p>13.0951125326937</text:p>
          </table:table-cell>
          <table:table-cell table:formula="of:=[.A10]/10+[.B10]+RAND()" office:value-type="float" office:value="2.46346971896491" calcext:value-type="float">
            <text:p>2.463469718964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IN([.A11]/100*(6*3.14))" office:value-type="float" office:value="0.951351376233828" calcext:value-type="float">
            <text:p>0.951351376233828</text:p>
          </table:table-cell>
          <table:table-cell office:value-type="float" office:value="12.964293731972" calcext:value-type="float">
            <text:p>12.964293731972</text:p>
          </table:table-cell>
          <table:table-cell table:formula="of:=[.A11]/10+[.B11]+RAND()" office:value-type="float" office:value="2.1914660419629" calcext:value-type="float">
            <text:p>2.19146604196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IN([.A12]/100*(6*3.14))" office:value-type="float" office:value="0.876812591860795" calcext:value-type="float">
            <text:p>0.876812591860795</text:p>
          </table:table-cell>
          <table:table-cell office:value-type="float" office:value="12.1969079665186" calcext:value-type="float">
            <text:p>12.1969079665186</text:p>
          </table:table-cell>
          <table:table-cell table:formula="of:=[.A12]/10+[.B12]+RAND()" office:value-type="float" office:value="2.41209755987286" calcext:value-type="float">
            <text:p>2.412097559872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IN([.A13]/100*(6*3.14))" office:value-type="float" office:value="0.771243676860278" calcext:value-type="float">
            <text:p>0.771243676860278</text:p>
          </table:table-cell>
          <table:table-cell office:value-type="float" office:value="11.5787796931604" calcext:value-type="float">
            <text:p>11.5787796931604</text:p>
          </table:table-cell>
          <table:table-cell table:formula="of:=[.A13]/10+[.B13]+RAND()" office:value-type="float" office:value="2.85181202368128" calcext:value-type="float">
            <text:p>2.851812023681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IN([.A14]/100*(6*3.14))" office:value-type="float" office:value="0.638380682987321" calcext:value-type="float">
            <text:p>0.638380682987321</text:p>
          </table:table-cell>
          <table:table-cell office:value-type="float" office:value="13.2203171135056" calcext:value-type="float">
            <text:p>13.2203171135056</text:p>
          </table:table-cell>
          <table:table-cell table:formula="of:=[.A14]/10+[.B14]+RAND()" office:value-type="float" office:value="2.69767949413499" calcext:value-type="float">
            <text:p>2.697679494134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IN([.A15]/100*(6*3.14))" office:value-type="float" office:value="0.48292559113694" calcext:value-type="float">
            <text:p>0.48292559113694</text:p>
          </table:table-cell>
          <table:table-cell office:value-type="float" office:value="12.0587838856801" calcext:value-type="float">
            <text:p>12.0587838856801</text:p>
          </table:table-cell>
          <table:table-cell table:formula="of:=[.A15]/10+[.B15]+RAND()" office:value-type="float" office:value="2.61427336229621" calcext:value-type="float">
            <text:p>2.614273362296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IN([.A16]/100*(6*3.14))" office:value-type="float" office:value="0.310379909672042" calcext:value-type="float">
            <text:p>0.310379909672042</text:p>
          </table:table-cell>
          <table:table-cell office:value-type="float" office:value="12.4071567017518" calcext:value-type="float">
            <text:p>12.4071567017518</text:p>
          </table:table-cell>
          <table:table-cell table:formula="of:=[.A16]/10+[.B16]+RAND()" office:value-type="float" office:value="2.58969759711244" calcext:value-type="float">
            <text:p>2.589697597112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IN([.A17]/100*(6*3.14))" office:value-type="float" office:value="0.12684997771773" calcext:value-type="float">
            <text:p>0.12684997771773</text:p>
          </table:table-cell>
          <table:table-cell office:value-type="float" office:value="10.7442989631281" calcext:value-type="float">
            <text:p>10.7442989631281</text:p>
          </table:table-cell>
          <table:table-cell table:formula="of:=[.A17]/10+[.B17]+RAND()" office:value-type="float" office:value="2.64013261676958" calcext:value-type="float">
            <text:p>2.640132616769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IN([.A18]/100*(6*3.14))" office:value-type="float" office:value="-0.0611691363208864" calcext:value-type="float">
            <text:p>-0.061169136320886</text:p>
          </table:table-cell>
          <table:table-cell office:value-type="float" office:value="10.1840162247304" calcext:value-type="float">
            <text:p>10.1840162247304</text:p>
          </table:table-cell>
          <table:table-cell table:formula="of:=[.A18]/10+[.B18]+RAND()" office:value-type="float" office:value="2.40041742736022" calcext:value-type="float">
            <text:p>2.400417427360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IN([.A19]/100*(6*3.14))" office:value-type="float" office:value="-0.247023493251739" calcext:value-type="float">
            <text:p>-0.247023493251739</text:p>
          </table:table-cell>
          <table:table-cell office:value-type="float" office:value="10.4722660467558" calcext:value-type="float">
            <text:p>10.4722660467558</text:p>
          </table:table-cell>
          <table:table-cell table:formula="of:=[.A19]/10+[.B19]+RAND()" office:value-type="float" office:value="2.15935394118157" calcext:value-type="float">
            <text:p>2.1593539411815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IN([.A20]/100*(6*3.14))" office:value-type="float" office:value="-0.424135763977612" calcext:value-type="float">
            <text:p>-0.424135763977612</text:p>
          </table:table-cell>
          <table:table-cell office:value-type="float" office:value="9.35128837665143" calcext:value-type="float">
            <text:p>9.35128837665143</text:p>
          </table:table-cell>
          <table:table-cell table:formula="of:=[.A20]/10+[.B20]+RAND()" office:value-type="float" office:value="1.55449159554885" calcext:value-type="float">
            <text:p>1.554491595548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IN([.A21]/100*(6*3.14))" office:value-type="float" office:value="-0.586237999170027" calcext:value-type="float">
            <text:p>-0.586237999170027</text:p>
          </table:table-cell>
          <table:table-cell office:value-type="float" office:value="9.30167760320386" calcext:value-type="float">
            <text:p>9.30167760320386</text:p>
          </table:table-cell>
          <table:table-cell table:formula="of:=[.A21]/10+[.B21]+RAND()" office:value-type="float" office:value="1.98271393453162" calcext:value-type="float">
            <text:p>1.982713934531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IN([.A22]/100*(6*3.14))" office:value-type="float" office:value="-0.727593450087327" calcext:value-type="float">
            <text:p>-0.727593450087327</text:p>
          </table:table-cell>
          <table:table-cell office:value-type="float" office:value="8.91639938965257" calcext:value-type="float">
            <text:p>8.91639938965257</text:p>
          </table:table-cell>
          <table:table-cell table:formula="of:=[.A22]/10+[.B22]+RAND()" office:value-type="float" office:value="1.87078864370207" calcext:value-type="float">
            <text:p>1.870788643702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IN([.A23]/100*(6*3.14))" office:value-type="float" office:value="-0.84319959036574" calcext:value-type="float">
            <text:p>-0.84319959036574</text:p>
          </table:table-cell>
          <table:table-cell office:value-type="float" office:value="9.43647823098955" calcext:value-type="float">
            <text:p>9.43647823098955</text:p>
          </table:table-cell>
          <table:table-cell table:formula="of:=[.A23]/10+[.B23]+RAND()" office:value-type="float" office:value="1.61513125663198" calcext:value-type="float">
            <text:p>1.615131256631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IN([.A24]/100*(6*3.14))" office:value-type="float" office:value="-0.928965153904073" calcext:value-type="float">
            <text:p>-0.928965153904073</text:p>
          </table:table-cell>
          <table:table-cell office:value-type="float" office:value="9.86391264483993" calcext:value-type="float">
            <text:p>9.86391264483993</text:p>
          </table:table-cell>
          <table:table-cell table:formula="of:=[.A24]/10+[.B24]+RAND()" office:value-type="float" office:value="1.74991311293192" calcext:value-type="float">
            <text:p>1.749913112931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IN([.A25]/100*(6*3.14))" office:value-type="float" office:value="-0.981854923525203" calcext:value-type="float">
            <text:p>-0.981854923525203</text:p>
          </table:table-cell>
          <table:table-cell office:value-type="float" office:value="9.06078763524076" calcext:value-type="float">
            <text:p>9.06078763524076</text:p>
          </table:table-cell>
          <table:table-cell table:formula="of:=[.A25]/10+[.B25]+RAND()" office:value-type="float" office:value="1.94836194760878" calcext:value-type="float">
            <text:p>1.948361947608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IN([.A26]/100*(6*3.14))" office:value-type="float" office:value="-0.999997146387718" calcext:value-type="float">
            <text:p>-0.999997146387718</text:p>
          </table:table-cell>
          <table:table-cell office:value-type="float" office:value="8.79873316811051" calcext:value-type="float">
            <text:p>8.79873316811051</text:p>
          </table:table-cell>
          <table:table-cell table:formula="of:=[.A26]/10+[.B26]+RAND()" office:value-type="float" office:value="1.99533409782874" calcext:value-type="float">
            <text:p>1.9953340978287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IN([.A27]/100*(6*3.14))" office:value-type="float" office:value="-0.982749774749007" calcext:value-type="float">
            <text:p>-0.982749774749007</text:p>
          </table:table-cell>
          <table:table-cell office:value-type="float" office:value="8.44308393125607" calcext:value-type="float">
            <text:p>8.44308393125607</text:p>
          </table:table-cell>
          <table:table-cell table:formula="of:=[.A27]/10+[.B27]+RAND()" office:value-type="float" office:value="2.3675574291026" calcext:value-type="float">
            <text:p>2.36755742910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IN([.A28]/100*(6*3.14))" office:value-type="float" office:value="-0.930723187839362" calcext:value-type="float">
            <text:p>-0.930723187839362</text:p>
          </table:table-cell>
          <table:table-cell office:value-type="float" office:value="9.76223277024912" calcext:value-type="float">
            <text:p>9.76223277024912</text:p>
          </table:table-cell>
          <table:table-cell table:formula="of:=[.A28]/10+[.B28]+RAND()" office:value-type="float" office:value="2.30640610025428" calcext:value-type="float">
            <text:p>2.306406100254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IN([.A29]/100*(6*3.14))" office:value-type="float" office:value="-0.845758590726883" calcext:value-type="float">
            <text:p>-0.845758590726883</text:p>
          </table:table-cell>
          <table:table-cell office:value-type="float" office:value="9.80226247522808" calcext:value-type="float">
            <text:p>9.80226247522808</text:p>
          </table:table-cell>
          <table:table-cell table:formula="of:=[.A29]/10+[.B29]+RAND()" office:value-type="float" office:value="2.82332257312767" calcext:value-type="float">
            <text:p>2.823322573127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IN([.A30]/100*(6*3.14))" office:value-type="float" office:value="-0.730862854630786" calcext:value-type="float">
            <text:p>-0.730862854630786</text:p>
          </table:table-cell>
          <table:table-cell office:value-type="float" office:value="8.97364549344869" calcext:value-type="float">
            <text:p>8.97364549344869</text:p>
          </table:table-cell>
          <table:table-cell table:formula="of:=[.A30]/10+[.B30]+RAND()" office:value-type="float" office:value="2.30821737440454" calcext:value-type="float">
            <text:p>2.308217374404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IN([.A31]/100*(6*3.14))" office:value-type="float" office:value="-0.590102104664575" calcext:value-type="float">
            <text:p>-0.590102104664575</text:p>
          </table:table-cell>
          <table:table-cell office:value-type="float" office:value="10.7519614359848" calcext:value-type="float">
            <text:p>10.7519614359848</text:p>
          </table:table-cell>
          <table:table-cell table:formula="of:=[.A31]/10+[.B31]+RAND()" office:value-type="float" office:value="3.28550441487783" calcext:value-type="float">
            <text:p>3.285504414877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IN([.A32]/100*(6*3.14))" office:value-type="float" office:value="-0.428457820906458" calcext:value-type="float">
            <text:p>-0.428457820906458</text:p>
          </table:table-cell>
          <table:table-cell office:value-type="float" office:value="10.0404584261861" calcext:value-type="float">
            <text:p>10.0404584261861</text:p>
          </table:table-cell>
          <table:table-cell table:formula="of:=[.A32]/10+[.B32]+RAND()" office:value-type="float" office:value="3.12009751079254" calcext:value-type="float">
            <text:p>3.120097510792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IN([.A33]/100*(6*3.14))" office:value-type="float" office:value="-0.251650545336281" calcext:value-type="float">
            <text:p>-0.251650545336281</text:p>
          </table:table-cell>
          <table:table-cell office:value-type="float" office:value="10.0000902762683" calcext:value-type="float">
            <text:p>10.0000902762683</text:p>
          </table:table-cell>
          <table:table-cell table:formula="of:=[.A33]/10+[.B33]+RAND()" office:value-type="float" office:value="3.22625449480784" calcext:value-type="float">
            <text:p>3.2262544948078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IN([.A34]/100*(6*3.14))" office:value-type="float" office:value="-0.0659374335968388" calcext:value-type="float">
            <text:p>-0.065937433596839</text:p>
          </table:table-cell>
          <table:table-cell office:value-type="float" office:value="11.3089405382827" calcext:value-type="float">
            <text:p>11.3089405382827</text:p>
          </table:table-cell>
          <table:table-cell table:formula="of:=[.A34]/10+[.B34]+RAND()" office:value-type="float" office:value="3.91855724611264" calcext:value-type="float">
            <text:p>3.9185572461126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IN([.A35]/100*(6*3.14))" office:value-type="float" office:value="0.122109183838969" calcext:value-type="float">
            <text:p>0.122109183838969</text:p>
          </table:table-cell>
          <table:table-cell office:value-type="float" office:value="11.2318215320499" calcext:value-type="float">
            <text:p>11.2318215320499</text:p>
          </table:table-cell>
          <table:table-cell table:formula="of:=[.A35]/10+[.B35]+RAND()" office:value-type="float" office:value="4.38224785925284" calcext:value-type="float">
            <text:p>4.3822478592528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IN([.A36]/100*(6*3.14))" office:value-type="float" office:value="0.305834394442218" calcext:value-type="float">
            <text:p>0.305834394442218</text:p>
          </table:table-cell>
          <table:table-cell office:value-type="float" office:value="11.0983817201567" calcext:value-type="float">
            <text:p>11.0983817201567</text:p>
          </table:table-cell>
          <table:table-cell table:formula="of:=[.A36]/10+[.B36]+RAND()" office:value-type="float" office:value="3.98847737936477" calcext:value-type="float">
            <text:p>3.9884773793647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IN([.A37]/100*(6*3.14))" office:value-type="float" office:value="0.478736218955884" calcext:value-type="float">
            <text:p>0.478736218955884</text:p>
          </table:table-cell>
          <table:table-cell office:value-type="float" office:value="12.6386580875067" calcext:value-type="float">
            <text:p>12.6386580875067</text:p>
          </table:table-cell>
          <table:table-cell table:formula="of:=[.A37]/10+[.B37]+RAND()" office:value-type="float" office:value="4.45445823073829" calcext:value-type="float">
            <text:p>4.454458230738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IN([.A38]/100*(6*3.14))" office:value-type="float" office:value="0.634695714460812" calcext:value-type="float">
            <text:p>0.634695714460812</text:p>
          </table:table-cell>
          <table:table-cell office:value-type="float" office:value="11.7536672203096" calcext:value-type="float">
            <text:p>11.7536672203096</text:p>
          </table:table-cell>
          <table:table-cell table:formula="of:=[.A38]/10+[.B38]+RAND()" office:value-type="float" office:value="4.42011059654526" calcext:value-type="float">
            <text:p>4.420110596545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IN([.A39]/100*(6*3.14))" office:value-type="float" office:value="0.768193521902357" calcext:value-type="float">
            <text:p>0.768193521902357</text:p>
          </table:table-cell>
          <table:table-cell office:value-type="float" office:value="12.3792468453791" calcext:value-type="float">
            <text:p>12.3792468453791</text:p>
          </table:table-cell>
          <table:table-cell table:formula="of:=[.A39]/10+[.B39]+RAND()" office:value-type="float" office:value="4.72672981039901" calcext:value-type="float">
            <text:p>4.726729810399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IN([.A40]/100*(6*3.14))" office:value-type="float" office:value="0.874505194526621" calcext:value-type="float">
            <text:p>0.874505194526621</text:p>
          </table:table-cell>
          <table:table-cell office:value-type="float" office:value="13.1304210123405" calcext:value-type="float">
            <text:p>13.1304210123405</text:p>
          </table:table-cell>
          <table:table-cell table:formula="of:=[.A40]/10+[.B40]+RAND()" office:value-type="float" office:value="5.38088262895993" calcext:value-type="float">
            <text:p>5.380882628959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IN([.A41]/100*(6*3.14))" office:value-type="float" office:value="0.949868394612432" calcext:value-type="float">
            <text:p>0.949868394612432</text:p>
          </table:table-cell>
          <table:table-cell office:value-type="float" office:value="12.8030016798742" calcext:value-type="float">
            <text:p>12.8030016798742</text:p>
          </table:table-cell>
          <table:table-cell table:formula="of:=[.A41]/10+[.B41]+RAND()" office:value-type="float" office:value="5.54068005371475" calcext:value-type="float">
            <text:p>5.540680053714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IN([.A42]/100*(6*3.14))" office:value-type="float" office:value="0.991616041457622" calcext:value-type="float">
            <text:p>0.991616041457622</text:p>
          </table:table-cell>
          <table:table-cell office:value-type="float" office:value="12.514060207849" calcext:value-type="float">
            <text:p>12.514060207849</text:p>
          </table:table-cell>
          <table:table-cell table:formula="of:=[.A42]/10+[.B42]+RAND()" office:value-type="float" office:value="5.92394672599778" calcext:value-type="float">
            <text:p>5.9239467259977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IN([.A43]/100*(6*3.14))" office:value-type="float" office:value="0.99827069855293" calcext:value-type="float">
            <text:p>0.99827069855293</text:p>
          </table:table-cell>
          <table:table-cell office:value-type="float" office:value="12.5887221836976" calcext:value-type="float">
            <text:p>12.5887221836976</text:p>
          </table:table-cell>
          <table:table-cell table:formula="of:=[.A43]/10+[.B43]+RAND()" office:value-type="float" office:value="5.57297772201389" calcext:value-type="float">
            <text:p>5.572977722013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IN([.A44]/100*(6*3.14))" office:value-type="float" office:value="0.969596859610164" calcext:value-type="float">
            <text:p>0.969596859610164</text:p>
          </table:table-cell>
          <table:table-cell office:value-type="float" office:value="12.3451313531712" calcext:value-type="float">
            <text:p>12.3451313531712</text:p>
          </table:table-cell>
          <table:table-cell table:formula="of:=[.A44]/10+[.B44]+RAND()" office:value-type="float" office:value="5.91029367590002" calcext:value-type="float">
            <text:p>5.9102936759000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IN([.A45]/100*(6*3.14))" office:value-type="float" office:value="0.906609283058029" calcext:value-type="float">
            <text:p>0.906609283058029</text:p>
          </table:table-cell>
          <table:table-cell office:value-type="float" office:value="13.5866669482952" calcext:value-type="float">
            <text:p>13.5866669482952</text:p>
          </table:table-cell>
          <table:table-cell table:formula="of:=[.A45]/10+[.B45]+RAND()" office:value-type="float" office:value="5.62369429010964" calcext:value-type="float">
            <text:p>5.6236942901096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IN([.A46]/100*(6*3.14))" office:value-type="float" office:value="0.81153708005034" calcext:value-type="float">
            <text:p>0.81153708005034</text:p>
          </table:table-cell>
          <table:table-cell office:value-type="float" office:value="13.331097394523" calcext:value-type="float">
            <text:p>13.331097394523</text:p>
          </table:table-cell>
          <table:table-cell table:formula="of:=[.A46]/10+[.B46]+RAND()" office:value-type="float" office:value="5.56633808153738" calcext:value-type="float">
            <text:p>5.566338081537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IN([.A47]/100*(6*3.14))" office:value-type="float" office:value="0.687744826901073" calcext:value-type="float">
            <text:p>0.687744826901073</text:p>
          </table:table-cell>
          <table:table-cell office:value-type="float" office:value="11.7681114658188" calcext:value-type="float">
            <text:p>11.7681114658188</text:p>
          </table:table-cell>
          <table:table-cell table:formula="of:=[.A47]/10+[.B47]+RAND()" office:value-type="float" office:value="6.21371253291269" calcext:value-type="float">
            <text:p>6.213712532912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IN([.A48]/100*(6*3.14))" office:value-type="float" office:value="0.539613493753163" calcext:value-type="float">
            <text:p>0.539613493753163</text:p>
          </table:table-cell>
          <table:table-cell office:value-type="float" office:value="12.2111125852952" calcext:value-type="float">
            <text:p>12.2111125852952</text:p>
          </table:table-cell>
          <table:table-cell table:formula="of:=[.A48]/10+[.B48]+RAND()" office:value-type="float" office:value="5.32043327019816" calcext:value-type="float">
            <text:p>5.320433270198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IN([.A49]/100*(6*3.14))" office:value-type="float" office:value="0.372385403379199" calcext:value-type="float">
            <text:p>0.372385403379199</text:p>
          </table:table-cell>
          <table:table-cell office:value-type="float" office:value="10.826218770192" calcext:value-type="float">
            <text:p>10.826218770192</text:p>
          </table:table-cell>
          <table:table-cell table:formula="of:=[.A49]/10+[.B49]+RAND()" office:value-type="float" office:value="5.48045593627464" calcext:value-type="float">
            <text:p>5.4804559362746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IN([.A50]/100*(6*3.14))" office:value-type="float" office:value="0.191978706974835" calcext:value-type="float">
            <text:p>0.191978706974835</text:p>
          </table:table-cell>
          <table:table-cell office:value-type="float" office:value="11.1240897459476" calcext:value-type="float">
            <text:p>11.1240897459476</text:p>
          </table:table-cell>
          <table:table-cell table:formula="of:=[.A50]/10+[.B50]+RAND()" office:value-type="float" office:value="5.73637819750809" calcext:value-type="float">
            <text:p>5.736378197508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IN([.A51]/100*(6*3.14))" office:value-type="float" office:value="0.00477794259012851" calcext:value-type="float">
            <text:p>0.004777942590129</text:p>
          </table:table-cell>
          <table:table-cell office:value-type="float" office:value="10.1443868253635" calcext:value-type="float">
            <text:p>10.1443868253635</text:p>
          </table:table-cell>
          <table:table-cell table:formula="of:=[.A51]/10+[.B51]+RAND()" office:value-type="float" office:value="5.60053363922913" calcext:value-type="float">
            <text:p>5.6005336392291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IN([.A52]/100*(6*3.14))" office:value-type="float" office:value="-0.18259191172791" calcext:value-type="float">
            <text:p>-0.18259191172791</text:p>
          </table:table-cell>
          <table:table-cell office:value-type="float" office:value="10.1907530476303" calcext:value-type="float">
            <text:p>10.1907530476303</text:p>
          </table:table-cell>
          <table:table-cell table:formula="of:=[.A52]/10+[.B52]+RAND()" office:value-type="float" office:value="5.00517517446953" calcext:value-type="float">
            <text:p>5.0051751744695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SIN([.A53]/100*(6*3.14))" office:value-type="float" office:value="-0.363499893891018" calcext:value-type="float">
            <text:p>-0.363499893891018</text:p>
          </table:table-cell>
          <table:table-cell office:value-type="float" office:value="10.658312434447" calcext:value-type="float">
            <text:p>10.658312434447</text:p>
          </table:table-cell>
          <table:table-cell table:formula="of:=[.A53]/10+[.B53]+RAND()" office:value-type="float" office:value="5.26638148911608" calcext:value-type="float">
            <text:p>5.2663814891160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IN([.A54]/100*(6*3.14))" office:value-type="float" office:value="-0.531543725498785" calcext:value-type="float">
            <text:p>-0.531543725498785</text:p>
          </table:table-cell>
          <table:table-cell office:value-type="float" office:value="10.7278419062644" calcext:value-type="float">
            <text:p>10.7278419062644</text:p>
          </table:table-cell>
          <table:table-cell table:formula="of:=[.A54]/10+[.B54]+RAND()" office:value-type="float" office:value="5.63674637461366" calcext:value-type="float">
            <text:p>5.6367463746136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SIN([.A55]/100*(6*3.14))" office:value-type="float" office:value="-0.680776386521692" calcext:value-type="float">
            <text:p>-0.680776386521692</text:p>
          </table:table-cell>
          <table:table-cell office:value-type="float" office:value="10.1345101935328" calcext:value-type="float">
            <text:p>10.1345101935328</text:p>
          </table:table-cell>
          <table:table-cell table:formula="of:=[.A55]/10+[.B55]+RAND()" office:value-type="float" office:value="5.54159443384948" calcext:value-type="float">
            <text:p>5.541594433849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SIN([.A56]/100*(6*3.14))" office:value-type="float" office:value="-0.80591657852902" calcext:value-type="float">
            <text:p>-0.80591657852902</text:p>
          </table:table-cell>
          <table:table-cell office:value-type="float" office:value="8.58803753428079" calcext:value-type="float">
            <text:p>8.58803753428079</text:p>
          </table:table-cell>
          <table:table-cell table:formula="of:=[.A56]/10+[.B56]+RAND()" office:value-type="float" office:value="5.10155676431124" calcext:value-type="float">
            <text:p>5.1015567643112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IN([.A57]/100*(6*3.14))" office:value-type="float" office:value="-0.902535628232111" calcext:value-type="float">
            <text:p>-0.902535628232111</text:p>
          </table:table-cell>
          <table:table-cell office:value-type="float" office:value="9.88811669162313" calcext:value-type="float">
            <text:p>9.88811669162313</text:p>
          </table:table-cell>
          <table:table-cell table:formula="of:=[.A57]/10+[.B57]+RAND()" office:value-type="float" office:value="4.86557962145725" calcext:value-type="float">
            <text:p>4.8655796214572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SIN([.A58]/100*(6*3.14))" office:value-type="float" office:value="-0.967214216883464" calcext:value-type="float">
            <text:p>-0.967214216883464</text:p>
          </table:table-cell>
          <table:table-cell office:value-type="float" office:value="9.74097955323012" calcext:value-type="float">
            <text:p>9.74097955323012</text:p>
          </table:table-cell>
          <table:table-cell table:formula="of:=[.A58]/10+[.B58]+RAND()" office:value-type="float" office:value="5.41981086504673" calcext:value-type="float">
            <text:p>5.4198108650467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IN([.A59]/100*(6*3.14))" office:value-type="float" office:value="-0.997663388926009" calcext:value-type="float">
            <text:p>-0.997663388926009</text:p>
          </table:table-cell>
          <table:table-cell office:value-type="float" office:value="8.89600685254783" calcext:value-type="float">
            <text:p>8.89600685254783</text:p>
          </table:table-cell>
          <table:table-cell table:formula="of:=[.A59]/10+[.B59]+RAND()" office:value-type="float" office:value="5.05533528978962" calcext:value-type="float">
            <text:p>5.0553352897896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SIN([.A60]/100*(6*3.14))" office:value-type="float" office:value="-0.992805557433244" calcext:value-type="float">
            <text:p>-0.992805557433244</text:p>
          </table:table-cell>
          <table:table-cell office:value-type="float" office:value="9.93611535149491" calcext:value-type="float">
            <text:p>9.93611535149491</text:p>
          </table:table-cell>
          <table:table-cell table:formula="of:=[.A60]/10+[.B60]+RAND()" office:value-type="float" office:value="5.30611535666229" calcext:value-type="float">
            <text:p>5.3061153566622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SIN([.A61]/100*(6*3.14))" office:value-type="float" office:value="-0.952812639582439" calcext:value-type="float">
            <text:p>-0.952812639582439</text:p>
          </table:table-cell>
          <table:table-cell office:value-type="float" office:value="8.92508482291554" calcext:value-type="float">
            <text:p>8.92508482291554</text:p>
          </table:table-cell>
          <table:table-cell table:formula="of:=[.A61]/10+[.B61]+RAND()" office:value-type="float" office:value="5.43955944805587" calcext:value-type="float">
            <text:p>5.4395594480558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IN([.A62]/100*(6*3.14))" office:value-type="float" office:value="-0.879099972558079" calcext:value-type="float">
            <text:p>-0.879099972558079</text:p>
          </table:table-cell>
          <table:table-cell office:value-type="float" office:value="8.38488912714618" calcext:value-type="float">
            <text:p>8.38488912714618</text:p>
          </table:table-cell>
          <table:table-cell table:formula="of:=[.A62]/10+[.B62]+RAND()" office:value-type="float" office:value="5.71071308135954" calcext:value-type="float">
            <text:p>5.7107130813595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SIN([.A63]/100*(6*3.14))" office:value-type="float" office:value="-0.774276225199889" calcext:value-type="float">
            <text:p>-0.774276225199889</text:p>
          </table:table-cell>
          <table:table-cell office:value-type="float" office:value="9.19448837468659" calcext:value-type="float">
            <text:p>9.19448837468659</text:p>
          </table:table-cell>
          <table:table-cell table:formula="of:=[.A63]/10+[.B63]+RAND()" office:value-type="float" office:value="5.73711737753129" calcext:value-type="float">
            <text:p>5.7371173775312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SIN([.A64]/100*(6*3.14))" office:value-type="float" office:value="-0.642051078006964" calcext:value-type="float">
            <text:p>-0.642051078006964</text:p>
          </table:table-cell>
          <table:table-cell office:value-type="float" office:value="10.2837337863237" calcext:value-type="float">
            <text:p>10.2837337863237</text:p>
          </table:table-cell>
          <table:table-cell table:formula="of:=[.A64]/10+[.B64]+RAND()" office:value-type="float" office:value="5.9163187792024" calcext:value-type="float">
            <text:p>5.91631877920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IN([.A65]/100*(6*3.14))" office:value-type="float" office:value="-0.487103938674541" calcext:value-type="float">
            <text:p>-0.487103938674541</text:p>
          </table:table-cell>
          <table:table-cell office:value-type="float" office:value="10.7484858091662" calcext:value-type="float">
            <text:p>10.7484858091662</text:p>
          </table:table-cell>
          <table:table-cell table:formula="of:=[.A65]/10+[.B65]+RAND()" office:value-type="float" office:value="6.72271073890226" calcext:value-type="float">
            <text:p>6.7227107389022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SIN([.A66]/100*(6*3.14))" office:value-type="float" office:value="-0.314918339280595" calcext:value-type="float">
            <text:p>-0.314918339280595</text:p>
          </table:table-cell>
          <table:table-cell office:value-type="float" office:value="9.3964939612499" calcext:value-type="float">
            <text:p>9.3964939612499</text:p>
          </table:table-cell>
          <table:table-cell table:formula="of:=[.A66]/10+[.B66]+RAND()" office:value-type="float" office:value="7.0261729024089" calcext:value-type="float">
            <text:p>7.026172902408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SIN([.A67]/100*(6*3.14))" office:value-type="float" office:value="-0.131587875755389" calcext:value-type="float">
            <text:p>-0.131587875755389</text:p>
          </table:table-cell>
          <table:table-cell office:value-type="float" office:value="9.73994266808213" calcext:value-type="float">
            <text:p>9.73994266808213</text:p>
          </table:table-cell>
          <table:table-cell table:formula="of:=[.A67]/10+[.B67]+RAND()" office:value-type="float" office:value="6.6435390551036" calcext:value-type="float">
            <text:p>6.643539055103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IN([.A68]/100*(6*3.14))" office:value-type="float" office:value="0.0563994426229361" calcext:value-type="float">
            <text:p>0.056399442622936</text:p>
          </table:table-cell>
          <table:table-cell office:value-type="float" office:value="10.3890198307786" calcext:value-type="float">
            <text:p>10.3890198307786</text:p>
          </table:table-cell>
          <table:table-cell table:formula="of:=[.A68]/10+[.B68]+RAND()" office:value-type="float" office:value="7.07239953226731" calcext:value-type="float">
            <text:p>7.0723995322673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SIN([.A69]/100*(6*3.14))" office:value-type="float" office:value="0.242390801901049" calcext:value-type="float">
            <text:p>0.242390801901049</text:p>
          </table:table-cell>
          <table:table-cell office:value-type="float" office:value="11.7122672677773" calcext:value-type="float">
            <text:p>11.7122672677773</text:p>
          </table:table-cell>
          <table:table-cell table:formula="of:=[.A69]/10+[.B69]+RAND()" office:value-type="float" office:value="7.44018263988303" calcext:value-type="float">
            <text:p>7.4401826398830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SIN([.A70]/100*(6*3.14))" office:value-type="float" office:value="0.419804024510377" calcext:value-type="float">
            <text:p>0.419804024510377</text:p>
          </table:table-cell>
          <table:table-cell office:value-type="float" office:value="11.0747414530337" calcext:value-type="float">
            <text:p>11.0747414530337</text:p>
          </table:table-cell>
          <table:table-cell table:formula="of:=[.A70]/10+[.B70]+RAND()" office:value-type="float" office:value="7.498307487315" calcext:value-type="float">
            <text:p>7.4983074873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IN([.A71]/100*(6*3.14))" office:value-type="float" office:value="0.582360510526936" calcext:value-type="float">
            <text:p>0.582360510526936</text:p>
          </table:table-cell>
          <table:table-cell office:value-type="float" office:value="12.0555379428141" calcext:value-type="float">
            <text:p>12.0555379428141</text:p>
          </table:table-cell>
          <table:table-cell table:formula="of:=[.A71]/10+[.B71]+RAND()" office:value-type="float" office:value="7.75006931552208" calcext:value-type="float">
            <text:p>7.7500693155220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SIN([.A72]/100*(6*3.14))" office:value-type="float" office:value="0.724307435410723" calcext:value-type="float">
            <text:p>0.724307435410723</text:p>
          </table:table-cell>
          <table:table-cell office:value-type="float" office:value="13.3145634121163" calcext:value-type="float">
            <text:p>13.3145634121163</text:p>
          </table:table-cell>
          <table:table-cell table:formula="of:=[.A72]/10+[.B72]+RAND()" office:value-type="float" office:value="8.68399338738956" calcext:value-type="float">
            <text:p>8.6839933873895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SIN([.A73]/100*(6*3.14))" office:value-type="float" office:value="0.840621340714404" calcext:value-type="float">
            <text:p>0.840621340714404</text:p>
          </table:table-cell>
          <table:table-cell office:value-type="float" office:value="11.8063022782033" calcext:value-type="float">
            <text:p>11.8063022782033</text:p>
          </table:table-cell>
          <table:table-cell table:formula="of:=[.A73]/10+[.B73]+RAND()" office:value-type="float" office:value="8.20232886772508" calcext:value-type="float">
            <text:p>8.2023288677250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IN([.A74]/100*(6*3.14))" office:value-type="float" office:value="0.927185912748061" calcext:value-type="float">
            <text:p>0.927185912748061</text:p>
          </table:table-cell>
          <table:table-cell office:value-type="float" office:value="12.2172957765894" calcext:value-type="float">
            <text:p>12.2172957765894</text:p>
          </table:table-cell>
          <table:table-cell table:formula="of:=[.A74]/10+[.B74]+RAND()" office:value-type="float" office:value="8.41858190919043" calcext:value-type="float">
            <text:p>8.4185819091904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SIN([.A75]/100*(6*3.14))" office:value-type="float" office:value="0.980937657667229" calcext:value-type="float">
            <text:p>0.980937657667229</text:p>
          </table:table-cell>
          <table:table-cell office:value-type="float" office:value="12.1745735373299" calcext:value-type="float">
            <text:p>12.1745735373299</text:p>
          </table:table-cell>
          <table:table-cell table:formula="of:=[.A75]/10+[.B75]+RAND()" office:value-type="float" office:value="9.28089420883194" calcext:value-type="float">
            <text:p>9.2808942088319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IN([.A76]/100*(6*3.14))" office:value-type="float" office:value="0.999974317587179" calcext:value-type="float">
            <text:p>0.999974317587179</text:p>
          </table:table-cell>
          <table:table-cell office:value-type="float" office:value="12.3114753560133" calcext:value-type="float">
            <text:p>12.3114753560133</text:p>
          </table:table-cell>
          <table:table-cell table:formula="of:=[.A76]/10+[.B76]+RAND()" office:value-type="float" office:value="8.80578217781545" calcext:value-type="float">
            <text:p>8.8057821778154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SIN([.A77]/100*(6*3.14))" office:value-type="float" office:value="0.983622190910202" calcext:value-type="float">
            <text:p>0.983622190910202</text:p>
          </table:table-cell>
          <table:table-cell office:value-type="float" office:value="12.3493658950422" calcext:value-type="float">
            <text:p>12.3493658950422</text:p>
          </table:table-cell>
          <table:table-cell table:formula="of:=[.A77]/10+[.B77]+RAND()" office:value-type="float" office:value="8.6166349642714" calcext:value-type="float">
            <text:p>8.61663496427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SIN([.A78]/100*(6*3.14))" office:value-type="float" office:value="0.932459974420006" calcext:value-type="float">
            <text:p>0.932459974420006</text:p>
          </table:table-cell>
          <table:table-cell office:value-type="float" office:value="12.4729600338041" calcext:value-type="float">
            <text:p>12.4729600338041</text:p>
          </table:table-cell>
          <table:table-cell table:formula="of:=[.A78]/10+[.B78]+RAND()" office:value-type="float" office:value="8.69139693385103" calcext:value-type="float">
            <text:p>8.6913969338510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SIN([.A79]/100*(6*3.14))" office:value-type="float" office:value="0.848298283378757" calcext:value-type="float">
            <text:p>0.848298283378757</text:p>
          </table:table-cell>
          <table:table-cell office:value-type="float" office:value="13.4795893900055" calcext:value-type="float">
            <text:p>13.4795893900055</text:p>
          </table:table-cell>
          <table:table-cell table:formula="of:=[.A79]/10+[.B79]+RAND()" office:value-type="float" office:value="8.67360270014076" calcext:value-type="float">
            <text:p>8.6736027001407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SIN([.A80]/100*(6*3.14))" office:value-type="float" office:value="0.734115574404302" calcext:value-type="float">
            <text:p>0.734115574404302</text:p>
          </table:table-cell>
          <table:table-cell office:value-type="float" office:value="11.88780662391" calcext:value-type="float">
            <text:p>11.88780662391</text:p>
          </table:table-cell>
          <table:table-cell table:formula="of:=[.A80]/10+[.B80]+RAND()" office:value-type="float" office:value="9.59493480333489" calcext:value-type="float">
            <text:p>9.5949348033348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SIN([.A81]/100*(6*3.14))" office:value-type="float" office:value="0.593952738797436" calcext:value-type="float">
            <text:p>0.593952738797436</text:p>
          </table:table-cell>
          <table:table-cell office:value-type="float" office:value="12.7795144662686" calcext:value-type="float">
            <text:p>12.7795144662686</text:p>
          </table:table-cell>
          <table:table-cell table:formula="of:=[.A81]/10+[.B81]+RAND()" office:value-type="float" office:value="9.17511946703826" calcext:value-type="float">
            <text:p>9.1751194670382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SIN([.A82]/100*(6*3.14))" office:value-type="float" office:value="0.432770096629259" calcext:value-type="float">
            <text:p>0.432770096629259</text:p>
          </table:table-cell>
          <table:table-cell office:value-type="float" office:value="12.8249746275376" calcext:value-type="float">
            <text:p>12.8249746275376</text:p>
          </table:table-cell>
          <table:table-cell table:formula="of:=[.A82]/10+[.B82]+RAND()" office:value-type="float" office:value="8.61713858810635" calcext:value-type="float">
            <text:p>8.6171385881063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SIN([.A83]/100*(6*3.14))" office:value-type="float" office:value="0.256271852524327" calcext:value-type="float">
            <text:p>0.256271852524327</text:p>
          </table:table-cell>
          <table:table-cell office:value-type="float" office:value="12.3568933247235" calcext:value-type="float">
            <text:p>12.3568933247235</text:p>
          </table:table-cell>
          <table:table-cell table:formula="of:=[.A83]/10+[.B83]+RAND()" office:value-type="float" office:value="9.40041970371375" calcext:value-type="float">
            <text:p>9.4004197037137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SIN([.A84]/100*(6*3.14))" office:value-type="float" office:value="0.0707042255959765" calcext:value-type="float">
            <text:p>0.070704225595977</text:p>
          </table:table-cell>
          <table:table-cell office:value-type="float" office:value="10.2300717893768" calcext:value-type="float">
            <text:p>10.2300717893768</text:p>
          </table:table-cell>
          <table:table-cell table:formula="of:=[.A84]/10+[.B84]+RAND()" office:value-type="float" office:value="8.40763125038105" calcext:value-type="float">
            <text:p>8.4076312503810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SIN([.A85]/100*(6*3.14))" office:value-type="float" office:value="-0.117365602346049" calcext:value-type="float">
            <text:p>-0.117365602346049</text:p>
          </table:table-cell>
          <table:table-cell office:value-type="float" office:value="10.843562228341" calcext:value-type="float">
            <text:p>10.843562228341</text:p>
          </table:table-cell>
          <table:table-cell table:formula="of:=[.A85]/10+[.B85]+RAND()" office:value-type="float" office:value="8.92128325431484" calcext:value-type="float">
            <text:p>8.921283254314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SIN([.A86]/100*(6*3.14))" office:value-type="float" office:value="-0.301281897360083" calcext:value-type="float">
            <text:p>-0.301281897360083</text:p>
          </table:table-cell>
          <table:table-cell office:value-type="float" office:value="10.4334474239473" calcext:value-type="float">
            <text:p>10.4334474239473</text:p>
          </table:table-cell>
          <table:table-cell table:formula="of:=[.A86]/10+[.B86]+RAND()" office:value-type="float" office:value="9.10833345403067" calcext:value-type="float">
            <text:p>9.1083334540306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SIN([.A87]/100*(6*3.14))" office:value-type="float" office:value="-0.474535917769987" calcext:value-type="float">
            <text:p>-0.474535917769987</text:p>
          </table:table-cell>
          <table:table-cell office:value-type="float" office:value="9.87306298806591" calcext:value-type="float">
            <text:p>9.87306298806591</text:p>
          </table:table-cell>
          <table:table-cell table:formula="of:=[.A87]/10+[.B87]+RAND()" office:value-type="float" office:value="8.74454335154339" calcext:value-type="float">
            <text:p>8.7445433515433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SIN([.A88]/100*(6*3.14))" office:value-type="float" office:value="-0.630996256551086" calcext:value-type="float">
            <text:p>-0.630996256551086</text:p>
          </table:table-cell>
          <table:table-cell office:value-type="float" office:value="10.5470222430583" calcext:value-type="float">
            <text:p>10.5470222430583</text:p>
          </table:table-cell>
          <table:table-cell table:formula="of:=[.A88]/10+[.B88]+RAND()" office:value-type="float" office:value="9.03311980039683" calcext:value-type="float">
            <text:p>9.0331198003968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SIN([.A89]/100*(6*3.14))" office:value-type="float" office:value="-0.765125829957707" calcext:value-type="float">
            <text:p>-0.765125829957707</text:p>
          </table:table-cell>
          <table:table-cell office:value-type="float" office:value="10.0747361637225" calcext:value-type="float">
            <text:p>10.0747361637225</text:p>
          </table:table-cell>
          <table:table-cell table:formula="of:=[.A89]/10+[.B89]+RAND()" office:value-type="float" office:value="8.71982832122529" calcext:value-type="float">
            <text:p>8.7198283212252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SIN([.A90]/100*(6*3.14))" office:value-type="float" office:value="-0.872177833230823" calcext:value-type="float">
            <text:p>-0.872177833230823</text:p>
          </table:table-cell>
          <table:table-cell office:value-type="float" office:value="10.0755394099066" calcext:value-type="float">
            <text:p>10.0755394099066</text:p>
          </table:table-cell>
          <table:table-cell table:formula="of:=[.A90]/10+[.B90]+RAND()" office:value-type="float" office:value="8.32480713986772" calcext:value-type="float">
            <text:p>8.324807139867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SIN([.A91]/100*(6*3.14))" office:value-type="float" office:value="-0.948363728573037" calcext:value-type="float">
            <text:p>-0.948363728573037</text:p>
          </table:table-cell>
          <table:table-cell office:value-type="float" office:value="8.43621829501223" calcext:value-type="float">
            <text:p>8.43621829501223</text:p>
          </table:table-cell>
          <table:table-cell table:formula="of:=[.A91]/10+[.B91]+RAND()" office:value-type="float" office:value="8.94641822062474" calcext:value-type="float">
            <text:p>8.9464182206247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SIN([.A92]/100*(6*3.14))" office:value-type="float" office:value="-0.99098732034758" calcext:value-type="float">
            <text:p>-0.99098732034758</text:p>
          </table:table-cell>
          <table:table-cell office:value-type="float" office:value="8.50819141756076" calcext:value-type="float">
            <text:p>8.50819141756076</text:p>
          </table:table-cell>
          <table:table-cell table:formula="of:=[.A92]/10+[.B92]+RAND()" office:value-type="float" office:value="8.26981234096487" calcext:value-type="float">
            <text:p>8.2698123409648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SIN([.A93]/100*(6*3.14))" office:value-type="float" office:value="-0.998540172620872" calcext:value-type="float">
            <text:p>-0.998540172620872</text:p>
          </table:table-cell>
          <table:table-cell office:value-type="float" office:value="9.08661359101892" calcext:value-type="float">
            <text:p>9.08661359101892</text:p>
          </table:table-cell>
          <table:table-cell table:formula="of:=[.A93]/10+[.B93]+RAND()" office:value-type="float" office:value="8.24713653839285" calcext:value-type="float">
            <text:p>8.2471365383928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SIN([.A94]/100*(6*3.14))" office:value-type="float" office:value="-0.970754992250884" calcext:value-type="float">
            <text:p>-0.970754992250884</text:p>
          </table:table-cell>
          <table:table-cell office:value-type="float" office:value="9.51137108217068" calcext:value-type="float">
            <text:p>9.51137108217068</text:p>
          </table:table-cell>
          <table:table-cell table:formula="of:=[.A94]/10+[.B94]+RAND()" office:value-type="float" office:value="8.66307791690389" calcext:value-type="float">
            <text:p>8.6630779169038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SIN([.A95]/100*(6*3.14))" office:value-type="float" office:value="-0.908615088310036" calcext:value-type="float">
            <text:p>-0.908615088310036</text:p>
          </table:table-cell>
          <table:table-cell office:value-type="float" office:value="9.89193052085653" calcext:value-type="float">
            <text:p>9.89193052085653</text:p>
          </table:table-cell>
          <table:table-cell table:formula="of:=[.A95]/10+[.B95]+RAND()" office:value-type="float" office:value="9.10173306952883" calcext:value-type="float">
            <text:p>9.1017330695288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SIN([.A96]/100*(6*3.14))" office:value-type="float" office:value="-0.814319573076552" calcext:value-type="float">
            <text:p>-0.814319573076552</text:p>
          </table:table-cell>
          <table:table-cell office:value-type="float" office:value="8.4161618980491" calcext:value-type="float">
            <text:p>8.4161618980491</text:p>
          </table:table-cell>
          <table:table-cell table:formula="of:=[.A96]/10+[.B96]+RAND()" office:value-type="float" office:value="9.29746247463946" calcext:value-type="float">
            <text:p>9.2974624746394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SIN([.A97]/100*(6*3.14))" office:value-type="float" office:value="-0.691205536120592" calcext:value-type="float">
            <text:p>-0.691205536120592</text:p>
          </table:table-cell>
          <table:table-cell office:value-type="float" office:value="9.05469682505245" calcext:value-type="float">
            <text:p>9.05469682505245</text:p>
          </table:table-cell>
          <table:table-cell table:formula="of:=[.A97]/10+[.B97]+RAND()" office:value-type="float" office:value="9.09882715235326" calcext:value-type="float">
            <text:p>9.0988271523532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SIN([.A98]/100*(6*3.14))" office:value-type="float" office:value="-0.54362994572053" calcext:value-type="float">
            <text:p>-0.54362994572053</text:p>
          </table:table-cell>
          <table:table-cell office:value-type="float" office:value="9.56883765636807" calcext:value-type="float">
            <text:p>9.56883765636807</text:p>
          </table:table-cell>
          <table:table-cell table:formula="of:=[.A98]/10+[.B98]+RAND()" office:value-type="float" office:value="9.28936881186628" calcext:value-type="float">
            <text:p>9.2893688118662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SIN([.A99]/100*(6*3.14))" office:value-type="float" office:value="-0.376815457082339" calcext:value-type="float">
            <text:p>-0.376815457082339</text:p>
          </table:table-cell>
          <table:table-cell office:value-type="float" office:value="10.9958140189" calcext:value-type="float">
            <text:p>10.9958140189</text:p>
          </table:table-cell>
          <table:table-cell table:formula="of:=[.A99]/10+[.B99]+RAND()" office:value-type="float" office:value="9.48643764128668" calcext:value-type="float">
            <text:p>9.4864376412866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SIN([.A100]/100*(6*3.14))" office:value-type="float" office:value="-0.196665584162196" calcext:value-type="float">
            <text:p>-0.196665584162196</text:p>
          </table:table-cell>
          <table:table-cell office:value-type="float" office:value="10.9454557162515" calcext:value-type="float">
            <text:p>10.9454557162515</text:p>
          </table:table-cell>
          <table:table-cell table:formula="of:=[.A100]/10+[.B100]+RAND()" office:value-type="float" office:value="9.82813493364855" calcext:value-type="float">
            <text:p>9.828134933648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IN([.A101]/100*(6*3.14))" office:value-type="float" office:value="-0.00955577610524739" calcext:value-type="float">
            <text:p>-0.009555776105247</text:p>
          </table:table-cell>
          <table:table-cell office:value-type="float" office:value="10.322147939048" calcext:value-type="float">
            <text:p>10.322147939048</text:p>
          </table:table-cell>
          <table:table-cell table:formula="of:=[.A101]/10+[.B101]+RAND()" office:value-type="float" office:value="10.3753906703373" calcext:value-type="float">
            <text:p>10.3753906703373</text:p>
          </table:table-cell>
        </table:table-row>
      </table:table>
      <table:table table:name="Sheet3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y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0069288425224" calcext:value-type="float">
            <text:p>12.01</text:p>
          </table:table-cell>
          <table:table-cell office:value-type="float" office:value="1.21972965827179" calcext:value-type="float">
            <text:p>1.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029542047399" calcext:value-type="float">
            <text:p>12.03</text:p>
          </table:table-cell>
          <table:table-cell office:value-type="float" office:value="0.727289946449016" calcext:value-type="float">
            <text:p>0.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2674650226661" calcext:value-type="float">
            <text:p>12.27</text:p>
          </table:table-cell>
          <table:table-cell office:value-type="float" office:value="1.23133256005156" calcext:value-type="float">
            <text:p>1.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2972853066173" calcext:value-type="float">
            <text:p>13.30</text:p>
          </table:table-cell>
          <table:table-cell office:value-type="float" office:value="1.40104397723256" calcext:value-type="float">
            <text:p>1.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1863341600606" calcext:value-type="float">
            <text:p>12.19</text:p>
          </table:table-cell>
          <table:table-cell office:value-type="float" office:value="2.23332838894783" calcext:value-type="float">
            <text:p>2.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7620731536687" calcext:value-type="float">
            <text:p>12.76</text:p>
          </table:table-cell>
          <table:table-cell office:value-type="float" office:value="2.36531003309751" calcext:value-type="float">
            <text:p>2.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.9371836039743" calcext:value-type="float">
            <text:p>11.94</text:p>
          </table:table-cell>
          <table:table-cell office:value-type="float" office:value="2.05792098684197" calcext:value-type="float">
            <text:p>2.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4772174417657" calcext:value-type="float">
            <text:p>12.48</text:p>
          </table:table-cell>
          <table:table-cell office:value-type="float" office:value="2.67219900246874" calcext:value-type="float">
            <text:p>2.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0951125326937" calcext:value-type="float">
            <text:p>13.10</text:p>
          </table:table-cell>
          <table:table-cell office:value-type="float" office:value="2.78332730934028" calcext:value-type="float">
            <text:p>2.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964293731972" calcext:value-type="float">
            <text:p>12.96</text:p>
          </table:table-cell>
          <table:table-cell office:value-type="float" office:value="2.47935480789819" calcext:value-type="float">
            <text:p>2.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1969079665186" calcext:value-type="float">
            <text:p>12.20</text:p>
          </table:table-cell>
          <table:table-cell office:value-type="float" office:value="2.03799367656498" calcext:value-type="float">
            <text:p>2.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5787796931604" calcext:value-type="float">
            <text:p>11.58</text:p>
          </table:table-cell>
          <table:table-cell office:value-type="float" office:value="2.53550946929064" calcext:value-type="float">
            <text:p>2.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.2203171135056" calcext:value-type="float">
            <text:p>13.22</text:p>
          </table:table-cell>
          <table:table-cell office:value-type="float" office:value="2.9263310105025" calcext:value-type="float">
            <text:p>2.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0587838856801" calcext:value-type="float">
            <text:p>12.06</text:p>
          </table:table-cell>
          <table:table-cell office:value-type="float" office:value="1.97892442108046" calcext:value-type="float">
            <text:p>1.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4071567017518" calcext:value-type="float">
            <text:p>12.41</text:p>
          </table:table-cell>
          <table:table-cell office:value-type="float" office:value="2.75578733044587" calcext:value-type="float">
            <text:p>2.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7442989631281" calcext:value-type="float">
            <text:p>10.74</text:p>
          </table:table-cell>
          <table:table-cell office:value-type="float" office:value="2.12259781474747" calcext:value-type="float">
            <text:p>2.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.1840162247304" calcext:value-type="float">
            <text:p>10.18</text:p>
          </table:table-cell>
          <table:table-cell office:value-type="float" office:value="1.89381524635646" calcext:value-type="float">
            <text:p>1.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.4722660467558" calcext:value-type="float">
            <text:p>10.47</text:p>
          </table:table-cell>
          <table:table-cell office:value-type="float" office:value="2.34969674834111" calcext:value-type="float">
            <text:p>2.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35128837665143" calcext:value-type="float">
            <text:p>9.35</text:p>
          </table:table-cell>
          <table:table-cell office:value-type="float" office:value="2.32905301776974" calcext:value-type="float">
            <text:p>2.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30167760320386" calcext:value-type="float">
            <text:p>9.30</text:p>
          </table:table-cell>
          <table:table-cell office:value-type="float" office:value="1.46287985596193" calcext:value-type="float">
            <text:p>1.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.91639938965257" calcext:value-type="float">
            <text:p>8.92</text:p>
          </table:table-cell>
          <table:table-cell office:value-type="float" office:value="1.79797144964524" calcext:value-type="float">
            <text:p>1.8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.43647823098955" calcext:value-type="float">
            <text:p>9.44</text:p>
          </table:table-cell>
          <table:table-cell office:value-type="float" office:value="1.50721618271804" calcext:value-type="float">
            <text:p>1.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.86391264483993" calcext:value-type="float">
            <text:p>9.86</text:p>
          </table:table-cell>
          <table:table-cell office:value-type="float" office:value="2.34730544338564" calcext:value-type="float">
            <text:p>2.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.06078763524076" calcext:value-type="float">
            <text:p>9.06</text:p>
          </table:table-cell>
          <table:table-cell office:value-type="float" office:value="1.86489914878367" calcext:value-type="float">
            <text:p>1.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.79873316811051" calcext:value-type="float">
            <text:p>8.80</text:p>
          </table:table-cell>
          <table:table-cell office:value-type="float" office:value="1.90380807857218" calcext:value-type="float">
            <text:p>1.9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.44308393125607" calcext:value-type="float">
            <text:p>8.44</text:p>
          </table:table-cell>
          <table:table-cell office:value-type="float" office:value="2.40491093559484" calcext:value-type="float">
            <text:p>2.4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.76223277024912" calcext:value-type="float">
            <text:p>9.76</text:p>
          </table:table-cell>
          <table:table-cell office:value-type="float" office:value="1.99636462663469" calcext:value-type="float">
            <text:p>2.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.80226247522808" calcext:value-type="float">
            <text:p>9.80</text:p>
          </table:table-cell>
          <table:table-cell office:value-type="float" office:value="2.00091715573355" calcext:value-type="float">
            <text:p>2.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97364549344869" calcext:value-type="float">
            <text:p>8.97</text:p>
          </table:table-cell>
          <table:table-cell office:value-type="float" office:value="2.70943227212007" calcext:value-type="float">
            <text:p>2.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.7519614359848" calcext:value-type="float">
            <text:p>10.75</text:p>
          </table:table-cell>
          <table:table-cell office:value-type="float" office:value="2.91261064113833" calcext:value-type="float">
            <text:p>2.9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.0404584261861" calcext:value-type="float">
            <text:p>10.04</text:p>
          </table:table-cell>
          <table:table-cell office:value-type="float" office:value="2.7253328795293" calcext:value-type="float">
            <text:p>2.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.0000902762683" calcext:value-type="float">
            <text:p>10.00</text:p>
          </table:table-cell>
          <table:table-cell office:value-type="float" office:value="3.02387477583479" calcext:value-type="float">
            <text:p>3.0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.3089405382827" calcext:value-type="float">
            <text:p>11.31</text:p>
          </table:table-cell>
          <table:table-cell office:value-type="float" office:value="3.70917686742248" calcext:value-type="float">
            <text:p>3.7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.2318215320499" calcext:value-type="float">
            <text:p>11.23</text:p>
          </table:table-cell>
          <table:table-cell office:value-type="float" office:value="3.71962921191052" calcext:value-type="float">
            <text:p>3.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.0983817201567" calcext:value-type="float">
            <text:p>11.10</text:p>
          </table:table-cell>
          <table:table-cell office:value-type="float" office:value="4.16120878949035" calcext:value-type="float">
            <text:p>4.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.6386580875067" calcext:value-type="float">
            <text:p>12.64</text:p>
          </table:table-cell>
          <table:table-cell office:value-type="float" office:value="5.07286914338246" calcext:value-type="float">
            <text:p>5.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.7536672203096" calcext:value-type="float">
            <text:p>11.75</text:p>
          </table:table-cell>
          <table:table-cell office:value-type="float" office:value="4.88833804908622" calcext:value-type="float">
            <text:p>4.8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.3792468453791" calcext:value-type="float">
            <text:p>12.38</text:p>
          </table:table-cell>
          <table:table-cell office:value-type="float" office:value="4.83984004962472" calcext:value-type="float">
            <text:p>4.8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.1304210123405" calcext:value-type="float">
            <text:p>13.13</text:p>
          </table:table-cell>
          <table:table-cell office:value-type="float" office:value="5.50069999420688" calcext:value-type="float">
            <text:p>5.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.8030016798742" calcext:value-type="float">
            <text:p>12.80</text:p>
          </table:table-cell>
          <table:table-cell office:value-type="float" office:value="5.55293777834256" calcext:value-type="float">
            <text:p>5.5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.514060207849" calcext:value-type="float">
            <text:p>12.51</text:p>
          </table:table-cell>
          <table:table-cell office:value-type="float" office:value="5.12614387838485" calcext:value-type="float">
            <text:p>5.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.5887221836976" calcext:value-type="float">
            <text:p>12.59</text:p>
          </table:table-cell>
          <table:table-cell office:value-type="float" office:value="5.27515483625745" calcext:value-type="float">
            <text:p>5.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.3451313531712" calcext:value-type="float">
            <text:p>12.35</text:p>
          </table:table-cell>
          <table:table-cell office:value-type="float" office:value="6.05556565949536" calcext:value-type="float">
            <text:p>6.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.5866669482952" calcext:value-type="float">
            <text:p>13.59</text:p>
          </table:table-cell>
          <table:table-cell office:value-type="float" office:value="5.67793838143449" calcext:value-type="float">
            <text:p>5.6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.331097394523" calcext:value-type="float">
            <text:p>13.33</text:p>
          </table:table-cell>
          <table:table-cell office:value-type="float" office:value="5.712327542184" calcext:value-type="float">
            <text:p>5.7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.7681114658188" calcext:value-type="float">
            <text:p>11.77</text:p>
          </table:table-cell>
          <table:table-cell office:value-type="float" office:value="6.02607541441914" calcext:value-type="float">
            <text:p>6.0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.2111125852952" calcext:value-type="float">
            <text:p>12.21</text:p>
          </table:table-cell>
          <table:table-cell office:value-type="float" office:value="5.77861126497969" calcext:value-type="float">
            <text:p>5.7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.826218770192" calcext:value-type="float">
            <text:p>10.83</text:p>
          </table:table-cell>
          <table:table-cell office:value-type="float" office:value="5.38656261314442" calcext:value-type="float">
            <text:p>5.3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.1240897459476" calcext:value-type="float">
            <text:p>11.12</text:p>
          </table:table-cell>
          <table:table-cell office:value-type="float" office:value="5.60676151200408" calcext:value-type="float">
            <text:p>5.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.1443868253635" calcext:value-type="float">
            <text:p>10.14</text:p>
          </table:table-cell>
          <table:table-cell office:value-type="float" office:value="5.96809209924247" calcext:value-type="float">
            <text:p>5.9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.1907530476303" calcext:value-type="float">
            <text:p>10.19</text:p>
          </table:table-cell>
          <table:table-cell office:value-type="float" office:value="5.87125883519864" calcext:value-type="float">
            <text:p>5.8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.658312434447" calcext:value-type="float">
            <text:p>10.66</text:p>
          </table:table-cell>
          <table:table-cell office:value-type="float" office:value="4.85313214801701" calcext:value-type="float">
            <text:p>4.8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.7278419062644" calcext:value-type="float">
            <text:p>10.73</text:p>
          </table:table-cell>
          <table:table-cell office:value-type="float" office:value="4.78312998059214" calcext:value-type="float">
            <text:p>4.7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.1345101935328" calcext:value-type="float">
            <text:p>10.13</text:p>
          </table:table-cell>
          <table:table-cell office:value-type="float" office:value="5.70177400272428" calcext:value-type="float">
            <text:p>5.7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.58803753428079" calcext:value-type="float">
            <text:p>8.59</text:p>
          </table:table-cell>
          <table:table-cell office:value-type="float" office:value="4.75886825563683" calcext:value-type="float">
            <text:p>4.7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.88811669162313" calcext:value-type="float">
            <text:p>9.89</text:p>
          </table:table-cell>
          <table:table-cell office:value-type="float" office:value="4.90430791499144" calcext:value-type="float">
            <text:p>4.9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.74097955323012" calcext:value-type="float">
            <text:p>9.74</text:p>
          </table:table-cell>
          <table:table-cell office:value-type="float" office:value="5.2953465942676" calcext:value-type="float">
            <text:p>5.3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.89600685254783" calcext:value-type="float">
            <text:p>8.90</text:p>
          </table:table-cell>
          <table:table-cell office:value-type="float" office:value="5.53956469026572" calcext:value-type="float">
            <text:p>5.5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.93611535149491" calcext:value-type="float">
            <text:p>9.94</text:p>
          </table:table-cell>
          <table:table-cell office:value-type="float" office:value="5.60342244919853" calcext:value-type="float">
            <text:p>5.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.92508482291554" calcext:value-type="float">
            <text:p>8.93</text:p>
          </table:table-cell>
          <table:table-cell office:value-type="float" office:value="5.11931075137366" calcext:value-type="float">
            <text:p>5.1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.38488912714618" calcext:value-type="float">
            <text:p>8.38</text:p>
          </table:table-cell>
          <table:table-cell office:value-type="float" office:value="5.98722121578713" calcext:value-type="float">
            <text:p>5.9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.19448837468659" calcext:value-type="float">
            <text:p>9.19</text:p>
          </table:table-cell>
          <table:table-cell office:value-type="float" office:value="6.10312894150341" calcext:value-type="float">
            <text:p>6.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.2837337863237" calcext:value-type="float">
            <text:p>10.28</text:p>
          </table:table-cell>
          <table:table-cell office:value-type="float" office:value="5.72460792160287" calcext:value-type="float">
            <text:p>5.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.7484858091662" calcext:value-type="float">
            <text:p>10.75</text:p>
          </table:table-cell>
          <table:table-cell office:value-type="float" office:value="6.2851231499966" calcext:value-type="float">
            <text:p>6.2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.3964939612499" calcext:value-type="float">
            <text:p>9.40</text:p>
          </table:table-cell>
          <table:table-cell office:value-type="float" office:value="6.94042379166411" calcext:value-type="float">
            <text:p>6.9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.73994266808213" calcext:value-type="float">
            <text:p>9.74</text:p>
          </table:table-cell>
          <table:table-cell office:value-type="float" office:value="6.98023815806725" calcext:value-type="float">
            <text:p>6.9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.3890198307786" calcext:value-type="float">
            <text:p>10.39</text:p>
          </table:table-cell>
          <table:table-cell office:value-type="float" office:value="7.58967447361797" calcext:value-type="float">
            <text:p>7.5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.7122672677773" calcext:value-type="float">
            <text:p>11.71</text:p>
          </table:table-cell>
          <table:table-cell office:value-type="float" office:value="7.55946007652886" calcext:value-type="float">
            <text:p>7.5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.0747414530337" calcext:value-type="float">
            <text:p>11.07</text:p>
          </table:table-cell>
          <table:table-cell office:value-type="float" office:value="8.26000108739294" calcext:value-type="float">
            <text:p>8.2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.0555379428141" calcext:value-type="float">
            <text:p>12.06</text:p>
          </table:table-cell>
          <table:table-cell office:value-type="float" office:value="7.68362378799727" calcext:value-type="float">
            <text:p>7.6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.3145634121163" calcext:value-type="float">
            <text:p>13.31</text:p>
          </table:table-cell>
          <table:table-cell office:value-type="float" office:value="7.83831604166158" calcext:value-type="float">
            <text:p>7.8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.8063022782033" calcext:value-type="float">
            <text:p>11.81</text:p>
          </table:table-cell>
          <table:table-cell office:value-type="float" office:value="8.0409528143228" calcext:value-type="float">
            <text:p>8.0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.2172957765894" calcext:value-type="float">
            <text:p>12.22</text:p>
          </table:table-cell>
          <table:table-cell office:value-type="float" office:value="9.1400319289631" calcext:value-type="float">
            <text:p>9.1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.1745735373299" calcext:value-type="float">
            <text:p>12.17</text:p>
          </table:table-cell>
          <table:table-cell office:value-type="float" office:value="9.17924479217031" calcext:value-type="float">
            <text:p>9.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.3114753560133" calcext:value-type="float">
            <text:p>12.31</text:p>
          </table:table-cell>
          <table:table-cell office:value-type="float" office:value="8.94099631156878" calcext:value-type="float">
            <text:p>8.9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.3493658950422" calcext:value-type="float">
            <text:p>12.35</text:p>
          </table:table-cell>
          <table:table-cell office:value-type="float" office:value="9.26067173390914" calcext:value-type="float">
            <text:p>9.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.4729600338041" calcext:value-type="float">
            <text:p>12.47</text:p>
          </table:table-cell>
          <table:table-cell office:value-type="float" office:value="8.88330692727179" calcext:value-type="float">
            <text:p>8.8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.4795893900055" calcext:value-type="float">
            <text:p>13.48</text:p>
          </table:table-cell>
          <table:table-cell office:value-type="float" office:value="8.8693246853729" calcext:value-type="float">
            <text:p>8.8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.88780662391" calcext:value-type="float">
            <text:p>11.89</text:p>
          </table:table-cell>
          <table:table-cell office:value-type="float" office:value="9.03514771604739" calcext:value-type="float">
            <text:p>9.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.7795144662686" calcext:value-type="float">
            <text:p>12.78</text:p>
          </table:table-cell>
          <table:table-cell office:value-type="float" office:value="9.56943135771629" calcext:value-type="float">
            <text:p>9.5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.8249746275376" calcext:value-type="float">
            <text:p>12.82</text:p>
          </table:table-cell>
          <table:table-cell office:value-type="float" office:value="8.76559948580089" calcext:value-type="float">
            <text:p>8.7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.3568933247235" calcext:value-type="float">
            <text:p>12.36</text:p>
          </table:table-cell>
          <table:table-cell office:value-type="float" office:value="8.84349671497274" calcext:value-type="float">
            <text:p>8.8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.2300717893768" calcext:value-type="float">
            <text:p>10.23</text:p>
          </table:table-cell>
          <table:table-cell office:value-type="float" office:value="8.55677197364831" calcext:value-type="float">
            <text:p>8.5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.843562228341" calcext:value-type="float">
            <text:p>10.84</text:p>
          </table:table-cell>
          <table:table-cell office:value-type="float" office:value="9.0838435136012" calcext:value-type="float">
            <text:p>9.0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.4334474239473" calcext:value-type="float">
            <text:p>10.43</text:p>
          </table:table-cell>
          <table:table-cell office:value-type="float" office:value="8.75040244359995" calcext:value-type="float">
            <text:p>8.7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.87306298806591" calcext:value-type="float">
            <text:p>9.87</text:p>
          </table:table-cell>
          <table:table-cell office:value-type="float" office:value="8.78207220189819" calcext:value-type="float">
            <text:p>8.7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.5470222430583" calcext:value-type="float">
            <text:p>10.55</text:p>
          </table:table-cell>
          <table:table-cell office:value-type="float" office:value="8.21457592859209" calcext:value-type="float">
            <text:p>8.2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.0747361637225" calcext:value-type="float">
            <text:p>10.07</text:p>
          </table:table-cell>
          <table:table-cell office:value-type="float" office:value="8.21162861779179" calcext:value-type="float">
            <text:p>8.2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.0755394099066" calcext:value-type="float">
            <text:p>10.08</text:p>
          </table:table-cell>
          <table:table-cell office:value-type="float" office:value="8.9448232065543" calcext:value-type="float">
            <text:p>8.9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.43621829501223" calcext:value-type="float">
            <text:p>8.44</text:p>
          </table:table-cell>
          <table:table-cell office:value-type="float" office:value="8.23169084492855" calcext:value-type="float">
            <text:p>8.2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.50819141756076" calcext:value-type="float">
            <text:p>8.51</text:p>
          </table:table-cell>
          <table:table-cell office:value-type="float" office:value="8.38813396548433" calcext:value-type="float">
            <text:p>8.3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.08661359101892" calcext:value-type="float">
            <text:p>9.09</text:p>
          </table:table-cell>
          <table:table-cell office:value-type="float" office:value="8.5652874218848" calcext:value-type="float">
            <text:p>8.5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.51137108217068" calcext:value-type="float">
            <text:p>9.51</text:p>
          </table:table-cell>
          <table:table-cell office:value-type="float" office:value="8.59650392859316" calcext:value-type="float">
            <text:p>8.6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.89193052085653" calcext:value-type="float">
            <text:p>9.89</text:p>
          </table:table-cell>
          <table:table-cell office:value-type="float" office:value="9.47381393786961" calcext:value-type="float">
            <text:p>9.4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.4161618980491" calcext:value-type="float">
            <text:p>8.42</text:p>
          </table:table-cell>
          <table:table-cell office:value-type="float" office:value="8.99733902506801" calcext:value-type="float">
            <text:p>9.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.05469682505245" calcext:value-type="float">
            <text:p>9.05</text:p>
          </table:table-cell>
          <table:table-cell office:value-type="float" office:value="9.75755418838073" calcext:value-type="float">
            <text:p>9.7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.56883765636807" calcext:value-type="float">
            <text:p>9.57</text:p>
          </table:table-cell>
          <table:table-cell office:value-type="float" office:value="9.39767631157707" calcext:value-type="float">
            <text:p>9.4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.9958140189" calcext:value-type="float">
            <text:p>11.00</text:p>
          </table:table-cell>
          <table:table-cell office:value-type="float" office:value="9.47279952729845" calcext:value-type="float">
            <text:p>9.4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.9454557162515" calcext:value-type="float">
            <text:p>10.95</text:p>
          </table:table-cell>
          <table:table-cell office:value-type="float" office:value="10.6798998606878" calcext:value-type="float">
            <text:p>10.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.322147939048" calcext:value-type="float">
            <text:p>10.32</text:p>
          </table:table-cell>
          <table:table-cell office:value-type="float" office:value="10.1820313927847" calcext:value-type="float">
            <text:p>10.18</text:p>
          </table:table-cell>
        </table:table-row>
        <table:table-row table:style-name="ro1" table:number-rows-repeated="104847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5T09:23:00.080938348</meta:creation-date>
    <dc:date>2022-01-25T11:40:59.111301840</dc:date>
    <meta:editing-duration>PT1H10M30S</meta:editing-duration>
    <meta:editing-cycles>4</meta:editing-cycles>
    <meta:generator>LibreOffice/6.2.8.2$Linux_X86_64 LibreOffice_project/20$Build-2</meta:generator>
    <meta:document-statistic meta:table-count="3" meta:cell-count="73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661900" draw:fill-color="#6619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36cm" svg:height="8.514cm" xlink:href=".." xlink:type="simple" chart:class="chart:line" chart:style-name="ch1">
        <chart:legend chart:legend-position="end" svg:x="12.734cm" svg:y="3.958cm" style:legend-expansion="high" chart:style-name="ch2"/>
        <chart:plot-area chart:style-name="ch3" table:cell-range-address="Sheet1.A1:Sheet1.B14" chart:data-source-has-labels="both" svg:x="0.302cm" svg:y="0.17cm" svg:width="12.13cm" svg:height="8.174cm">
          <chartooo:coordinate-region svg:x="1.109cm" svg:y="0.369cm" svg:width="11.043cm" svg:height="7.328cm"/>
          <chart:axis chart:dimension="x" chart:name="primary-x" chart:style-name="ch4" chartooo:axis-type="auto">
            <chartooo:date-scale/>
            <chart:categories table:cell-range-address="Sheet1.A2:Sheet1.A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4" chart:label-cell-address="Sheet1.B1:Sheet1.B1" chart:class="chart:line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heet1.A2:Sheet1.A14</svg:desc>
                </draw:g>
              </table:table-cell>
              <table:table-cell office:value-type="float" office:value="144">
                <text:p>144</text:p>
                <draw:g>
                  <svg:desc>Sheet1.B2:Sheet1.B14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Jan</text:p>
              </table:table-cell>
              <table:table-cell office:value-type="float" office:value="126">
                <text:p>1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661900" draw:fill-color="#6619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2.C2:Sheet2.C101" svg:x="0.32cm" svg:y="0.18cm" svg:width="12.508cm" svg:height="8.64cm">
          <chartooo:coordinate-region svg:x="0.941cm" svg:y="0.379cm" svg:width="11.887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2:Sheet2.C101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0069288425224">
                <text:p>12.0069288425224</text:p>
                <draw:g>
                  <svg:desc>Sheet2.C2:Sheet2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029542047399">
                <text:p>12.0295420473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2674650226661">
                <text:p>12.26746502266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2972853066173">
                <text:p>13.29728530661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1863341600606">
                <text:p>12.18633416006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7620731536687">
                <text:p>12.76207315366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9371836039743">
                <text:p>11.93718360397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4772174417657">
                <text:p>12.47721744176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0951125326937">
                <text:p>13.09511253269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964293731972">
                <text:p>12.9642937319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1969079665186">
                <text:p>12.19690796651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5787796931604">
                <text:p>11.57877969316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2203171135056">
                <text:p>13.22031711350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0587838856801">
                <text:p>12.05878388568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4071567017518">
                <text:p>12.40715670175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7442989631281">
                <text:p>10.74429896312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1840162247304">
                <text:p>10.1840162247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4722660467558">
                <text:p>10.47226604675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35128837665143">
                <text:p>9.351288376651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30167760320386">
                <text:p>9.301677603203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91639938965257">
                <text:p>8.916399389652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43647823098955">
                <text:p>9.436478230989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86391264483993">
                <text:p>9.863912644839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06078763524076">
                <text:p>9.060787635240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79873316811051">
                <text:p>8.798733168110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44308393125607">
                <text:p>8.443083931256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76223277024912">
                <text:p>9.762232770249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80226247522808">
                <text:p>9.802262475228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97364549344869">
                <text:p>8.973645493448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7519614359848">
                <text:p>10.75196143598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0404584261861">
                <text:p>10.04045842618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0000902762683">
                <text:p>10.00009027626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3089405382827">
                <text:p>11.30894053828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2318215320499">
                <text:p>11.23182153204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0983817201567">
                <text:p>11.09838172015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6386580875067">
                <text:p>12.63865808750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7536672203096">
                <text:p>11.75366722030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3792468453791">
                <text:p>12.37924684537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1304210123405">
                <text:p>13.13042101234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8030016798742">
                <text:p>12.80300167987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514060207849">
                <text:p>12.5140602078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5887221836976">
                <text:p>12.58872218369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3451313531712">
                <text:p>12.34513135317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5866669482952">
                <text:p>13.58666694829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331097394523">
                <text:p>13.3310973945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7681114658188">
                <text:p>11.76811146581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.2111125852952">
                <text:p>12.21111258529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826218770192">
                <text:p>10.8262187701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.1240897459476">
                <text:p>11.12408974594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1443868253635">
                <text:p>10.14438682536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1907530476303">
                <text:p>10.19075304763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658312434447">
                <text:p>10.6583124344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7278419062644">
                <text:p>10.72784190626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1345101935328">
                <text:p>10.13451019353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58803753428079">
                <text:p>8.588037534280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.88811669162313">
                <text:p>9.888116691623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74097955323012">
                <text:p>9.740979553230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.89600685254783">
                <text:p>8.896006852547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93611535149491">
                <text:p>9.936115351494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.92508482291554">
                <text:p>8.925084822915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.38488912714618">
                <text:p>8.384889127146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19448837468659">
                <text:p>9.194488374686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2837337863237">
                <text:p>10.28373378632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7484858091662">
                <text:p>10.74848580916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3964939612499">
                <text:p>9.39649396124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73994266808213">
                <text:p>9.739942668082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3890198307786">
                <text:p>10.38901983077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.7122672677773">
                <text:p>11.71226726777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.0747414530337">
                <text:p>11.07474145303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.0555379428141">
                <text:p>12.05553794281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.3145634121163">
                <text:p>13.31456341211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8063022782033">
                <text:p>11.80630227820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.2172957765894">
                <text:p>12.21729577658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.1745735373299">
                <text:p>12.17457353732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.3114753560133">
                <text:p>12.31147535601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.3493658950422">
                <text:p>12.34936589504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4729600338041">
                <text:p>12.47296003380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.4795893900055">
                <text:p>13.47958939000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.88780662391">
                <text:p>11.887806623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7795144662686">
                <text:p>12.77951446626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8249746275376">
                <text:p>12.82497462753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.3568933247235">
                <text:p>12.35689332472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2300717893768">
                <text:p>10.23007178937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.843562228341">
                <text:p>10.8435622283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4334474239473">
                <text:p>10.43344742394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87306298806591">
                <text:p>9.873062988065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5470222430583">
                <text:p>10.54702224305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.0747361637225">
                <text:p>10.07473616372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.0755394099066">
                <text:p>10.07553940990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43621829501223">
                <text:p>8.436218295012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50819141756076">
                <text:p>8.508191417560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08661359101892">
                <text:p>9.086613591018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51137108217068">
                <text:p>9.511371082170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89193052085653">
                <text:p>9.891930520856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4161618980491">
                <text:p>8.41616189804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05469682505245">
                <text:p>9.054696825052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56883765636807">
                <text:p>9.568837656368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.9958140189">
                <text:p>10.99581401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9454557162515">
                <text:p>10.94545571625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.322147939048">
                <text:p>10.3221479390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661900" draw:fill-color="#6619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661cm" svg:height="8.247cm" xlink:href=".." xlink:type="simple" chart:class="chart:line" chart:style-name="ch1">
        <chart:legend chart:legend-position="end" svg:x="12.947cm" svg:y="3.824cm" style:legend-expansion="high" chart:style-name="ch2"/>
        <chart:plot-area chart:style-name="ch3" table:cell-range-address="Sheet2.A1:Sheet2.A101 Sheet2.D1:Sheet2.D101" chart:data-source-has-labels="both" svg:x="0.293cm" svg:y="0.164cm" svg:width="12.361cm" svg:height="7.919cm">
          <chartooo:coordinate-region svg:x="0.914cm" svg:y="0.363cm" svg:width="11.74cm" svg:height="6.928cm"/>
          <chart:axis chart:dimension="x" chart:name="primary-x" chart:style-name="ch4" chartooo:axis-type="auto">
            <chartooo:date-scale/>
            <chart:categories table:cell-range-address="Sheet2.A2:Sheet2.A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D2:Sheet2.D101" chart:label-cell-address="Sheet2.D1:Sheet2.D1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3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2.A2:Sheet2.A101</svg:desc>
                </draw:g>
              </table:table-cell>
              <table:table-cell office:value-type="float" office:value="0.922382647715704">
                <text:p>0.922382647715704</text:p>
                <draw:g>
                  <svg:desc>Sheet2.D2:Sheet2.D10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47904880227055">
                <text:p>1.4790488022705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76768579417031">
                <text:p>0.9767685794170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97953207787514">
                <text:p>1.9795320778751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56102814370318">
                <text:p>1.5610281437031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82127352276393">
                <text:p>1.8212735227639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80557283665564">
                <text:p>1.805572836655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23565769457431">
                <text:p>2.2356576945743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46346971896491">
                <text:p>2.4634697189649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1914660419629">
                <text:p>2.191466041962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41209755987286">
                <text:p>2.4120975598728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85181202368128">
                <text:p>2.851812023681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.69767949413499">
                <text:p>2.6976794941349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.61427336229621">
                <text:p>2.6142733622962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.58969759711244">
                <text:p>2.5896975971124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64013261676958">
                <text:p>2.6401326167695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.40041742736022">
                <text:p>2.4004174273602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.15935394118157">
                <text:p>2.1593539411815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55449159554885">
                <text:p>1.5544915955488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98271393453162">
                <text:p>1.9827139345316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87078864370207">
                <text:p>1.8707886437020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61513125663198">
                <text:p>1.6151312566319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.74991311293192">
                <text:p>1.7499131129319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.94836194760878">
                <text:p>1.9483619476087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99533409782874">
                <text:p>1.9953340978287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.3675574291026">
                <text:p>2.367557429102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.30640610025428">
                <text:p>2.3064061002542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.82332257312767">
                <text:p>2.8233225731276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.30821737440454">
                <text:p>2.3082173744045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.28550441487783">
                <text:p>3.2855044148778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.12009751079254">
                <text:p>3.1200975107925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.22625449480784">
                <text:p>3.2262544948078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.91855724611264">
                <text:p>3.9185572461126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.38224785925284">
                <text:p>4.3822478592528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.98847737936477">
                <text:p>3.9884773793647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4.45445823073829">
                <text:p>4.4544582307382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4.42011059654526">
                <text:p>4.4201105965452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.72672981039901">
                <text:p>4.7267298103990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5.38088262895993">
                <text:p>5.3808826289599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.54068005371475">
                <text:p>5.5406800537147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5.92394672599778">
                <text:p>5.9239467259977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5.57297772201389">
                <text:p>5.5729777220138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5.91029367590002">
                <text:p>5.9102936759000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5.62369429010964">
                <text:p>5.6236942901096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5.56633808153738">
                <text:p>5.5663380815373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6.21371253291269">
                <text:p>6.2137125329126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5.32043327019816">
                <text:p>5.3204332701981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5.48045593627464">
                <text:p>5.4804559362746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5.73637819750809">
                <text:p>5.7363781975080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.60053363922913">
                <text:p>5.6005336392291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.00517517446953">
                <text:p>5.0051751744695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.26638148911608">
                <text:p>5.2663814891160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.63674637461366">
                <text:p>5.6367463746136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.54159443384948">
                <text:p>5.5415944338494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.10155676431124">
                <text:p>5.1015567643112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4.86557962145725">
                <text:p>4.8655796214572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.41981086504673">
                <text:p>5.4198108650467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.05533528978962">
                <text:p>5.0553352897896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.30611535666229">
                <text:p>5.3061153566622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.43955944805587">
                <text:p>5.4395594480558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5.71071308135954">
                <text:p>5.7107130813595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5.73711737753129">
                <text:p>5.7371173775312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5.9163187792024">
                <text:p>5.916318779202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.72271073890226">
                <text:p>6.7227107389022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7.0261729024089">
                <text:p>7.026172902408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6.6435390551036">
                <text:p>6.643539055103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7.07239953226731">
                <text:p>7.0723995322673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7.44018263988303">
                <text:p>7.4401826398830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7.498307487315">
                <text:p>7.49830748731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.75006931552208">
                <text:p>7.7500693155220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8.68399338738956">
                <text:p>8.6839933873895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8.20232886772508">
                <text:p>8.20232886772508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8.41858190919043">
                <text:p>8.4185819091904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9.28089420883194">
                <text:p>9.2808942088319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8.80578217781545">
                <text:p>8.8057821778154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8.6166349642714">
                <text:p>8.616634964271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8.69139693385103">
                <text:p>8.6913969338510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8.67360270014076">
                <text:p>8.6736027001407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9.59493480333489">
                <text:p>9.594934803334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9.17511946703826">
                <text:p>9.17511946703826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.61713858810635">
                <text:p>8.6171385881063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9.40041970371375">
                <text:p>9.4004197037137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.40763125038105">
                <text:p>8.4076312503810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.92128325431484">
                <text:p>8.9212832543148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9.10833345403067">
                <text:p>9.1083334540306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8.74454335154339">
                <text:p>8.7445433515433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9.03311980039683">
                <text:p>9.0331198003968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8.71982832122529">
                <text:p>8.71982832122529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8.32480713986772">
                <text:p>8.3248071398677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.94641822062474">
                <text:p>8.9464182206247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8.26981234096487">
                <text:p>8.2698123409648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8.24713653839285">
                <text:p>8.24713653839285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8.66307791690389">
                <text:p>8.6630779169038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9.10173306952883">
                <text:p>9.10173306952883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.29746247463946">
                <text:p>9.2974624746394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9.09882715235326">
                <text:p>9.09882715235326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9.28936881186628">
                <text:p>9.2893688118662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9.48643764128668">
                <text:p>9.48643764128668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9.82813493364855">
                <text:p>9.8281349336485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.3753906703373">
                <text:p>10.37539067033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